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l" fo:country="PL" style:font-size-asian="16pt" style:language-asian="zxx" style:country-asian="none" style:font-size-complex="16pt" style:language-complex="zxx" style:country-complex="none"/>
    </style:style>
    <style:style style:name="P2" style:family="paragraph" style:parent-style-name="Standard">
      <style:paragraph-properties fo:text-align="center" style:justify-single-word="false"/>
      <style:text-properties fo:font-size="14pt" fo:language="pl" fo:country="PL" style:font-size-asian="14pt" style:language-asian="zxx" style:country-asian="none" style:font-size-complex="14pt" style:language-complex="zxx" style:country-complex="none"/>
    </style:style>
    <style:style style:name="P3" style:family="paragraph" style:parent-style-name="Standard">
      <style:paragraph-properties fo:text-align="justify" style:justify-single-word="false"/>
      <style:text-properties fo:font-size="14pt" fo:language="pl" fo:country="PL" style:font-size-asian="14pt" style:language-asian="zxx" style:country-asian="none" style:font-size-complex="14pt" style:language-complex="zxx" style:country-complex="none"/>
    </style:style>
    <style:style style:name="P4" style:family="paragraph" style:parent-style-name="Standard">
      <style:paragraph-properties fo:text-align="justify" style:justify-single-word="false"/>
      <style:text-properties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center" style:justify-single-word="false"/>
      <style:text-properties fo:language="pl" fo:country="PL" style:language-asian="zxx" style:country-asian="none" style:language-complex="zxx" style:country-complex="none"/>
    </style:style>
    <style:style style:name="P6" style:family="paragraph" style:parent-style-name="Standard">
      <style:paragraph-properties fo:text-align="justify" style:justify-single-word="false"/>
      <style:text-properties style:font-name="Times New Roman" fo:font-size="12pt" fo:language="pl" fo:country="PL" style:font-size-asian="12pt" style:language-asian="zxx" style:country-asian="none" style:font-size-complex="12pt" style:language-complex="zxx" style:country-complex="none"/>
    </style:style>
    <style:style style:name="P7" style:family="paragraph" style:parent-style-name="Standard">
      <style:paragraph-properties fo:text-align="center" style:justify-single-word="false"/>
      <style:text-properties style:font-name="Times New Roman" fo:font-size="12pt" fo:language="pl" fo:country="PL"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P8" style:family="paragraph" style:parent-style-name="Standard">
      <style:paragraph-properties fo:text-align="justify" style:justify-single-word="false"/>
      <style:text-properties style:font-name="Times New Roman" fo:font-size="14pt" fo:language="pl" fo:country="PL" fo:font-style="normal" style:font-name-asian="Calibri" style:font-size-asian="14pt" style:language-asian="zxx" style:country-asian="none" style:font-style-asian="normal" style:font-name-complex="Calibri" style:font-size-complex="14pt" style:language-complex="zxx" style:country-complex="none" style:font-style-complex="normal"/>
    </style:style>
    <style:style style:name="P9" style:family="paragraph" style:parent-style-name="Standard">
      <style:paragraph-properties fo:margin-top="0cm" fo:margin-bottom="0.282cm" style:line-height-at-least="0.457cm" fo:text-align="justify" style:justify-single-word="false" style:text-autospace="none"/>
      <style:text-properties style:font-name="Times New Roman" fo:font-size="14pt" fo:language="pl" fo:country="PL"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paragraph-properties fo:margin-top="0cm" fo:margin-bottom="0.282cm" style:line-height-at-least="0.457cm" fo:text-align="justify" style:justify-single-word="false" style:text-autospace="none"/>
      <style:text-properties style:font-name="Times New Roman" fo:font-size="14pt" fo:language="pl" fo:country="PL"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11" style:family="paragraph" style:parent-style-name="Standard">
      <style:paragraph-properties fo:margin-top="0cm" fo:margin-bottom="0.282cm" style:line-height-at-least="0.457cm" fo:text-align="justify" style:justify-single-word="false" style:text-autospace="none"/>
      <style:text-properties style:font-name="Times New Roman" fo:font-size="14pt" fo:language="pl" fo:country="PL" fo:font-style="normal" fo:font-weight="normal" style:font-name-asian="Calibri" style:font-size-asian="14pt" style:language-asian="zxx" style:country-asian="none" style:font-style-asian="normal" style:font-weight-asian="normal" style:font-name-complex="Calibri" style:font-size-complex="14pt" style:language-complex="zxx" style:country-complex="none" style:font-style-complex="normal" style:font-weight-complex="normal"/>
    </style:style>
    <style:style style:name="P12" style:family="paragraph" style:parent-style-name="Standard">
      <style:paragraph-properties fo:text-align="end" style:justify-single-word="false"/>
      <style:text-properties fo:font-size="12pt" fo:language="pl" fo:country="PL" style:font-size-asian="12pt" style:language-asian="zxx" style:country-asian="none" style:font-size-complex="12pt" style:language-complex="zxx" style:country-complex="none"/>
    </style:style>
    <style:style style:name="P13" style:family="paragraph" style:parent-style-name="Standard" style:list-style-name="L1">
      <style:paragraph-properties fo:margin-top="0cm" fo:margin-bottom="0.282cm" style:line-height-at-least="0.457cm" fo:text-align="justify" style:justify-single-word="false" style:text-autospace="none"/>
      <style:text-properties style:font-name="Times New Roman" fo:font-size="14pt" fo:language="pl" fo:country="PL" fo:font-style="normal" fo:font-weight="normal" style:font-name-asian="Calibri" style:font-size-asian="14pt" style:language-asian="zxx" style:country-asian="none" style:font-style-asian="normal" style:font-weight-asian="normal" style:font-name-complex="Calibri" style:font-size-complex="14pt" style:language-complex="zxx" style:country-complex="none" style:font-style-complex="normal" style:font-weight-complex="normal"/>
    </style:style>
    <style:style style:name="T1" style:family="text">
      <style:text-properties fo:font-size="14pt" style:font-size-asian="14pt" style:font-size-complex="14pt"/>
    </style:style>
    <style:style style:name="T2" style:family="text">
      <style:text-properties fo:font-size="14pt" style:font-name-asian="Calibri" style:font-size-asian="14pt" style:font-name-complex="Calibri" style:font-size-complex="14pt"/>
    </style:style>
    <style:style style:name="T3" style:family="text">
      <style:text-properties fo:font-size="14pt" fo:font-style="italic" style:font-name-asian="Calibri" style:font-size-asian="14pt" style:font-style-asian="italic" style:font-name-complex="Calibri" style:font-size-complex="14pt" style:font-style-complex="italic"/>
    </style:style>
    <style:style style:name="T4" style:family="text">
      <style:text-properties fo:font-size="14pt" fo:font-style="normal" style:font-name-asian="Calibri" style:font-size-asian="14pt" style:font-style-asian="normal" style:font-name-complex="Calibri" style:font-size-complex="14pt" style:font-style-complex="normal"/>
    </style:style>
    <style:style style:name="T5" style:family="text">
      <style:text-properties style:font-name="Times New Roman" fo:font-size="12pt" fo:font-weight="normal" style:font-name-asian="Calibri" style:font-size-asian="12pt" style:font-weight-asian="normal" style:font-name-complex="Calibri" style:font-size-complex="12pt" style:font-weight-complex="normal"/>
    </style:style>
    <style:style style:name="T6" style:family="text">
      <style:text-properties style:font-name-asian="Calibri" style:font-name-complex="Calibri"/>
    </style:style>
    <style:style style:name="T7" style:family="text">
      <style:text-properties fo:font-style="italic" style:text-underline-style="none" style:font-name-asian="Calibri" style:font-style-asian="italic" style:font-name-complex="Calibri" style:font-style-complex="italic"/>
    </style:style>
    <style:style style:name="T8" style:family="text">
      <style:text-properties fo:font-style="normal" style:font-name-asian="Calibri" style:font-style-asian="normal" style:font-name-complex="Calibri" style:font-style-complex="normal"/>
    </style:style>
    <style:style style:name="T9" style:family="text">
      <style:text-properties fo:font-style="normal" style:text-underline-style="none" style:font-name-asian="Calibri" style:font-style-asian="normal" style:font-name-complex="Calibri"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21cm" fo:text-indent="-0.64cm" fo:margin-left="1.9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akub Kierejsza</text:p>
      <text:p text:style-name="P1">Sprawozdanie z </text:p>
      <text:p text:style-name="P1">Pracowni Dyplomowej Magisterskiej</text:p>
      <text:p text:style-name="P1">2018/2019</text:p>
      <text:p text:style-name="P1"/>
      <text:p text:style-name="P5"><text:span text:style-name="T1">Tytuł pracy: <text:line-break/></text:span><text:span text:style-name="T5">Opracowanie metody wyznaczania parametrów rejestracji metabolitów za pomocą spektrometru mas na podstawie widm opublikowanych w bazie danych ludzkich metabolitów</text:span></text:p>
      <text:p text:style-name="P7">Promotor: prof. Jan Mulawka</text:p>
      <text:p text:style-name="P2"/>
      <text:p text:style-name="P3"/>
      <text:p text:style-name="P4">Opis:</text:p>
      <text:p text:style-name="P6"><text:span text:style-name="T6"><text:tab/></text:span><text:span text:style-name="T2">Baza danych </text:span><text:span text:style-name="T3">Human Metabolome Data Base</text:span><text:span text:style-name="T4"> zawiera dane na temat ponad 100 tysięcy metabolitów i liczba ta stale rośnie. Stanowi ona największe i nieocenione źródło danych przydatnych w medycznych badaniach podstawowych oraz diagnostyce medycznej. Jej niejednorodność (zawiera także dane na temat metabolitów: roślin, leków, związków toksycznych, narkotyków i innych niesyntezowanych przez człowieka związków) ogranicza w znaczącym stopniu jej stosowalność. Konieczne jest stworzenie narzędzia pozwalającego na wyszukiwanie metabolitów charakterystycznych dla określonego: szlaku metabolomicznego, leku, lub organizmu żywego i określającego dla nich charakterystyczne parametry stosunku masy do ładunku, dla których mają być dokonane pomiary za pomocą spektrometru mas. Narzędzie to będzie pozwalało na wykonywanie analiz jakościowych i porównawczych bez stosowania kosztownych substancji chemicznych jako wzorcowych, a także pozwoli badać nowoodkryte metabolity, co znacznie przyśpieszy rozwój diagnostyki medycznej.</text:span></text:p>
      <text:p text:style-name="P8"><text:tab/>Praca jest realizowana we współpracy z Katedrą Chemii Analitycznej na Wydziale Chemicznym Politechniki Warszawskiej. Gotowa aplikacja będzie uruchomiona na serwerach Wydziału Chemicznego, a dostęp do niej będzie możliwy przez internetowy interfejs użytkownika spoza sieci akademickiej, co umożliwi korzystanie z niej z dowolnego komputera.</text:p>
      <text:p text:style-name="P10"/>
      <text:p text:style-name="P10">Postęp prac nad aplikacją:</text:p>
      <text:p text:style-name="P9"><text:span text:style-name="T8"><text:tab/>W ciągu tego semestru została stworzona aplikacja, która umożliwi realizację projektu. Głównym rdzeniem aplikacji jest baza danych złożona z danych dotyczących ludzkich metabolitów wziętych z bazy </text:span><text:span text:style-name="T7">HMDB. </text:span><text:span text:style-name="T9">Nie mogliśmy skorzystać z oryginalnej bazy, ponieważ nie udostępnia ona API. Własna baza danych pozwoliła na skonstruowanie jej w sposób, który zoptymalizuje wykonywane na niej zapytania. Została do tego wykorzystany system zarządzania bazą danych MongoDB. Jest to wydajne oraz skalowalne rozwiązanie, które nie posiada ściśle zdefiniowanej struktury danych. Informacje są przechowywane w formacie JSON, co pozwala aplikacji na łatwiejsze operowanie na nich. </text:span></text:p>
      <text:p text:style-name="P9"><text:span text:style-name="T8"><text:tab/>Kolejnym etapem było stworzenie modelu, który pozwoli na wyszukiwanie </text:span><text:soft-page-break/><text:span text:style-name="T8">metabolitów na podstawie stosunku masy do ładunku oraz pozwoli na wykonanie </text:span><text:span text:style-name="T8">analiz jakościowych i porównanie związków. Model ten jest wyjściowym efektem głównego algorytmu i zawiera wszystkie informacje o wyszukanym związku oraz w potrzebne dodatkowe informacje służące do jego analizy i porównania.</text:span></text:p>
      <text:p text:style-name="P11"><text:tab/>Ostatnim, niedokończonym jeszcze etapem było opracowanie<text:line-break/>i zaimplementowanie algorytmu, który wyszukuje na podstawie danych wejściowych szukany związek (lub związki) i przygotowuje znalezione informacje pod późniejszą analizę. W przypadku gdy dopasowanych związków jest więcej niż jeden, aplikacja daję możliwość wyboru konkretnego z nich. Na chwilę obecną aplikacja tylko wyszukuje odpowiednie związki, ale nie przetwarza ich na potrzeby późniejszej analizy.</text:p>
      <text:p text:style-name="P11"/>
      <text:p text:style-name="P10">Postęp prac nad dokumentem:</text:p>
      <text:p text:style-name="P11"><text:tab/>Pracę nad stworzeniem dokumentu pracy magisterskiej wciąż trwają. Na chwilę obecną najważniejszym punktem było ustalenie struktury pracy oraz znalezienie głównych pozycji bibliograficznych, z których korzystałem podczas tworzenia narzędzia. Strukturę dokumentu najlepiej przedstawia spis treści, który będzie składał się z następujących rozdziałów i podrozdziałów:</text:p>
      <text:list xml:id="list7636277402915155547" text:style-name="L1">
        <text:list-item>
          <text:p text:style-name="P13">Wstęp</text:p>
          <text:list>
            <text:list-item>
              <text:p text:style-name="P13">Rozwój metabolomiki</text:p>
            </text:list-item>
            <text:list-item>
              <text:p text:style-name="P13">Zakres i cel pracy</text:p>
            </text:list-item>
          </text:list>
        </text:list-item>
        <text:list-item>
          <text:p text:style-name="P13">Sformułowanie problemu</text:p>
        </text:list-item>
        <text:list-item>
          <text:p text:style-name="P13">Propozycja rozwiązania problemu</text:p>
        </text:list-item>
        <text:list-item>
          <text:p text:style-name="P13">Implementacja</text:p>
        </text:list-item>
        <text:list-item>
          <text:p text:style-name="P13">Opis architektury aplikacji</text:p>
        </text:list-item>
        <text:list-item>
          <text:p text:style-name="P13">Weryfikacja oprogramowania</text:p>
        </text:list-item>
        <text:list-item>
          <text:p text:style-name="P13">Eksperymenty z utworzoną aplikacją</text:p>
        </text:list-item>
        <text:list-item>
          <text:p text:style-name="P13">Zakończenie</text:p>
          <text:list>
            <text:list-item>
              <text:p text:style-name="P13">Podsumowanie i realizacja celu pracy</text:p>
            </text:list-item>
            <text:list-item>
              <text:p text:style-name="P13">Dalsza rozbudowa aplikacji</text:p>
            </text:list-item>
          </text:list>
        </text:list-item>
        <text:list-item>
          <text:p text:style-name="P13">Bibliografia</text:p>
        </text:list-item>
      </text:list>
      <text:p text:style-name="P11"><text:tab/>Napisałem również wstęp, w którym opisałem rozwój metabolomiki z silnym naciskiem o historii HMDB oraz opisałem zakres i cel pracy. </text:p>
      <text:p text:style-name="P11"/>
      <text:p text:style-name="P11"/>
      <text:p text:style-name="P10"><text:soft-page-break/>Dalsze prace:</text:p>
      <text:p text:style-name="P11"><text:tab/>W części aplikacyjnej, głównym priorytetem jest dopracowanie algorytmu, który wyszukuje i przetwarza informacje o znalezionym związku oraz dopracowanie interfejsu użytkownika pozwalającego na łatwą i intuicyjną obsługę narzędzia. Dodatkowo należy przetestować i zweryfikować aplikacje pod względem potencjalnych błędów obliczeniowych, błędów użytkownika oraz podatności na zmiany w bazie HMDB.</text:p>
      <text:p text:style-name="P11"><text:tab/>Po ukończeniu aplikacji będę uzupełniał dalsze rozdziały pracy magisterski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38M30S</meta:editing-duration>
    <meta:editing-cycles>10</meta:editing-cycles>
    <meta:generator>OpenOffice/4.1.3$Win32 OpenOffice.org_project/413m1$Build-9783</meta:generator>
    <dc:date>2019-06-11T01:02:38.53</dc:date>
    <meta:document-statistic meta:table-count="0" meta:image-count="0" meta:object-count="0" meta:page-count="3" meta:paragraph-count="32" meta:word-count="573" meta:character-count="4476"/>
    <meta:user-defined meta:name="Info 1"/>
    <meta:user-defined meta:name="Info 2"/>
    <meta:user-defined meta:name="Info 3"/>
    <meta:user-defined meta:name="Info 4"/>
  </office:meta>
</office:document-meta>
</file>